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5" calcext:value-type="float">
            <text:p>1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83" calcext:value-type="float">
            <text:p>1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46" calcext:value-type="float">
            <text:p>1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10" calcext:value-type="float">
            <text:p>2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71" calcext:value-type="float">
            <text:p>2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27" calcext:value-type="float">
            <text:p>2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76" calcext:value-type="float">
            <text:p>2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14" calcext:value-type="float">
            <text:p>2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9" calcext:value-type="float">
            <text:p>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3" calcext:value-type="float">
            <text:p>1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1" calcext:value-type="float">
            <text:p>1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94" calcext:value-type="float">
            <text:p>1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54" calcext:value-type="float">
            <text:p>2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35" calcext:value-type="float">
            <text:p>2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13" calcext:value-type="float">
            <text:p>25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86" calcext:value-type="float">
            <text:p>2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51" calcext:value-type="float">
            <text:p>28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4" calcext:value-type="float">
            <text:p>3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399" calcext:value-type="float">
            <text:p>3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78" calcext:value-type="float">
            <text:p>4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568" calcext:value-type="float">
            <text:p>5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670" calcext:value-type="float">
            <text:p>6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785" calcext:value-type="float">
            <text:p>7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913" calcext:value-type="float">
            <text:p>9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1055" calcext:value-type="float">
            <text:p>10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1210" calcext:value-type="float">
            <text:p>12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379" calcext:value-type="float">
            <text:p>13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559" calcext:value-type="float">
            <text:p>15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1751" calcext:value-type="float">
            <text:p>17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53" calcext:value-type="float">
            <text:p>19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2377" calcext:value-type="float">
            <text:p>23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2595" calcext:value-type="float">
            <text:p>25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2813" calcext:value-type="float">
            <text:p>28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3028" calcext:value-type="float">
            <text:p>30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3236" calcext:value-type="float">
            <text:p>32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3435" calcext:value-type="float">
            <text:p>34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619" calcext:value-type="float">
            <text:p>36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7" calcext:value-type="float">
            <text:p>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" calcext:value-type="float">
            <text:p>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9" calcext:value-type="float">
            <text:p>5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5" calcext:value-type="float">
            <text:p>6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4" calcext:value-type="float">
            <text:p>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8" calcext:value-type="float">
            <text:p>9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8" calcext:value-type="float">
            <text:p>1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34" calcext:value-type="float">
            <text:p>12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6" calcext:value-type="float">
            <text:p>1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13" calcext:value-type="float">
            <text:p>16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24" calcext:value-type="float">
            <text:p>1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9" calcext:value-type="float">
            <text:p>20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5" calcext:value-type="float">
            <text:p>22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30" calcext:value-type="float">
            <text:p>25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81" calcext:value-type="float">
            <text:p>27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36" calcext:value-type="float">
            <text:p>30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91" calcext:value-type="float">
            <text:p>32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43" calcext:value-type="float">
            <text:p>3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86" calcext:value-type="float">
            <text:p>37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19" calcext:value-type="float">
            <text:p>40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34" calcext:value-type="float">
            <text:p>42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1" calcext:value-type="float">
            <text:p>3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9" calcext:value-type="float">
            <text:p>4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8" calcext:value-type="float">
            <text:p>5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0" calcext:value-type="float">
            <text:p>7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8" calcext:value-type="float">
            <text:p>8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1" calcext:value-type="float">
            <text:p>98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1" calcext:value-type="float">
            <text:p>11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19" calcext:value-type="float">
            <text:p>13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3" calcext:value-type="float">
            <text:p>15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54" calcext:value-type="float">
            <text:p>17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49" calcext:value-type="float">
            <text:p>194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89" calcext:value-type="float">
            <text:p>218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1" calcext:value-type="float">
            <text:p>24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03" calcext:value-type="float">
            <text:p>27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71" calcext:value-type="float">
            <text:p>29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44" calcext:value-type="float">
            <text:p>32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16" calcext:value-type="float">
            <text:p>35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85" calcext:value-type="float">
            <text:p>37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45" calcext:value-type="float">
            <text:p>404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94" calcext:value-type="float">
            <text:p>42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24" calcext:value-type="float">
            <text:p>4524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00:30.787118749</meta:creation-date>
    <dc:date>2022-01-23T15:02:48.313565621</dc:date>
    <meta:editing-duration>PT2M16S</meta:editing-duration>
    <meta:editing-cycles>2</meta:editing-cycles>
    <meta:generator>LibreOffice/6.4.7.2$Linux_X86_64 LibreOffice_project/40$Build-2</meta:generator>
    <meta:document-statistic meta:table-count="1" meta:cell-count="468" meta:object-count="0"/>
  </office:meta>
</office:document-meta>
</file>